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1" svg:font-family="Helvetica, serif"/>
    <style:font-face style:name="Mangal1" svg:font-family="Mangal"/>
    <style:font-face style:name="lucida grande" svg:font-family="'lucida grande', tahoma, verdana, arial, sans-serif"/>
    <style:font-face style:name="Helvetica" svg:font-family="Helvetica" style:font-family-generic="roman"/>
    <style:font-face style:name="Arial1" svg:font-family="Arial"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font-size="12pt" style:font-size-asian="12pt" style:font-size-complex="12pt"/>
    </style:style>
    <style:style style:name="P2" style:family="paragraph" style:parent-style-name="Standard">
      <style:paragraph-properties fo:text-align="start" style:justify-single-word="false" style:text-autospace="none"/>
      <style:text-properties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4" style:family="paragraph" style:parent-style-name="Standard">
      <style:paragraph-properties fo:text-align="center"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5" style:family="paragraph" style:parent-style-name="Standard">
      <style:paragraph-properties fo:text-align="end" style:justify-single-word="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6" style:family="paragraph" style:parent-style-name="Standard">
      <style:paragraph-properties fo:text-align="start" style:justify-single-word="false" style:text-autospace="none"/>
      <style:text-properties style:font-name="Helvetica-Bold" fo:font-size="11pt" fo:font-weight="normal" style:font-name-asian="Helvetica-Bold" style:font-size-asian="11pt" style:font-weight-asian="normal" style:font-name-complex="Helvetica-Bold" style:font-size-complex="11pt" style:font-weight-complex="normal"/>
    </style:style>
    <style:style style:name="P7" style:family="paragraph" style:parent-style-name="Standard">
      <style:paragraph-properties fo:text-align="start" style:justify-single-word="false" style:text-autospace="none"/>
      <style:text-properties style:font-name="Helvetica" fo:font-size="12pt" style:font-name-asian="Helvetica" style:font-size-asian="12pt" style:font-name-complex="Helvetica" style:font-size-complex="12pt"/>
    </style:style>
    <style:style style:name="P8" style:family="paragraph" style:parent-style-name="Standard">
      <style:paragraph-properties fo:margin-left="0in" fo:margin-right="0in" fo:text-align="end" style:justify-single-word="false" fo:text-indent="0in" style:auto-text-indent="false" style:text-autospace="none"/>
      <style:text-properties style:font-name="Helvetica-Bold" fo:font-size="11pt" fo:font-weight="bold" style:font-name-asian="Helvetica-Bold" style:font-size-asian="11pt" style:font-weight-asian="bold" style:font-name-complex="Helvetica-Bold" style:font-size-complex="11pt" style:font-weight-complex="bold"/>
    </style:style>
    <style:style style:name="P9" style:family="paragraph" style:parent-style-name="Text_20_body">
      <style:paragraph-properties fo:margin-left="0.3543in" fo:margin-right="0.3543in" fo:text-align="start" style:justify-single-word="false" fo:text-indent="0in" style:auto-text-indent="false"/>
      <style:text-properties style:font-name="Helvetica-Bold" fo:font-size="11pt" fo:font-weight="normal" style:font-name-asian="Helvetica-Bold" style:font-size-asian="11pt" style:font-weight-asian="normal" style:font-name-complex="Helvetica-Bold" style:font-size-complex="11pt" style:font-weight-complex="normal"/>
    </style:style>
    <style:style style:name="P10" style:family="paragraph" style:parent-style-name="Standard">
      <style:text-properties style:font-name="Helvetica-Bold" fo:font-size="11pt" fo:font-weight="normal" style:font-name-asian="Helvetica-Bold" style:font-size-asian="11pt" style:font-weight-asian="normal" style:font-name-complex="Helvetica-Bold" style:font-size-complex="11pt" style:font-weight-complex="normal"/>
    </style:style>
    <style:style style:name="P11" style:family="paragraph" style:parent-style-name="Standard">
      <style:paragraph-properties fo:text-align="start" style:justify-single-word="false" style:text-autospace="none"/>
      <style:text-properties style:font-name="Helvetica-Bold" fo:font-size="11pt" fo:font-weight="normal" style:font-name-asian="Helvetica-Bold" style:font-size-asian="11pt" style:font-weight-asian="normal" style:font-name-complex="Helvetica-Bold" style:font-size-complex="11pt" style:font-weight-complex="normal"/>
    </style:style>
    <style:style style:name="P12" style:family="paragraph" style:parent-style-name="Standard">
      <style:paragraph-properties fo:text-align="center" style:justify-single-word="false" style:text-autospace="none"/>
      <style:text-properties fo:color="#000000" style:font-name="Helvetica-Bold" fo:font-size="11pt" fo:font-weight="bold" style:font-name-asian="Helvetica-Bold" style:font-size-asian="11pt" style:font-weight-asian="bold" style:font-name-complex="Helvetica-Bold" style:font-size-complex="11pt" style:font-weight-complex="bold"/>
    </style:style>
    <style:style style:name="P13" style:family="paragraph" style:parent-style-name="Standard">
      <style:paragraph-properties fo:text-align="start" style:justify-single-word="false" style:text-autospace="none"/>
      <style:text-properties style:font-name="Helvetica" fo:font-size="12pt" style:font-name-asian="Helvetica" style:font-size-asian="12pt" style:font-name-complex="Helvetica" style:font-size-complex="12pt"/>
    </style:style>
    <style:style style:name="T1" style:family="text">
      <style:text-properties style:font-name="Helvetica" fo:font-size="12pt" style:font-name-asian="Helvetica" style:font-size-asian="12pt" style:font-name-complex="Helvetica" style:font-size-complex="12pt"/>
    </style:style>
    <style:style style:name="T2" style:family="text">
      <style:text-properties style:font-name="Helvetica" fo:font-size="12pt" fo:font-weight="bold" style:font-name-asian="Helvetica" style:font-size-asian="12pt" style:font-weight-asian="bold" style:font-name-complex="Helvetica" style:font-size-complex="12pt" style:font-weight-complex="bold"/>
    </style:style>
    <style:style style:name="T3" style:family="text">
      <style:text-properties style:font-name="Helvetica" style:font-name-asian="Helvetica" style:font-name-complex="Helvetica"/>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name="Arial1" fo:font-size="12pt" style:font-name-asian="Arial1" style:font-size-asian="12pt" style:font-name-complex="Arial1" style:font-size-complex="12pt"/>
    </style:style>
    <style:style style:name="T6" style:family="text">
      <style:text-properties fo:font-variant="normal" fo:text-transform="none" fo:color="#000000" style:font-name="Helvetica1" fo:letter-spacing="normal" fo:font-style="normal" fo:font-weight="normal"/>
    </style:style>
    <style:style style:name="T7" style:family="text">
      <style:text-properties fo:font-variant="normal" fo:text-transform="none" fo:color="#333333" style:font-name="lucida grande" fo:font-size="16pt" fo:letter-spacing="normal" fo:font-style="normal" style:font-size-asian="16pt" style:font-size-complex="16pt"/>
    </style:style>
    <style:style style:name="T8" style:family="text">
      <style:text-properties fo:font-variant="normal" fo:text-transform="none" style:font-name="lucida grande" fo:font-size="16pt" fo:letter-spacing="normal" fo:font-style="normal" style:font-size-asian="16pt" style:font-size-complex="16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ear Patrick R. Winter,</text:p>
      <text:p text:style-name="P6"/>
      <text:p text:style-name="P12"><text:span text:style-name="T8">NOTICVE TO PRINCIPAL IS NOTICE TO AGENT, NOTICE TO AGENT IS NOTICE TO PRINCIPAL</text:span> </text:p>
      <text:p text:style-name="P6"/>
      <text:p text:style-name="P6">Attached is the notice that I sent to Patricia Killingbeck, city manager, and she never responded so I win by default her copy was notarized and she received it on 6/4/2013 as I sent it certified mail with return receipt. Also attached is a copy of her original letter to me along with the Notice of dishonor that was notarized and sent out on July 2, 2013. I also called her the day I received the letter and she never called back. She has not responded to the notice nor the telephone message that I left her even after the letter she sent to me said <text:span text:style-name="T10">“Please contact City Office if you need further information, or comply with the regulations withing 5 business days. Your cooperation is appreciated.”</text:span> I did contact Patricia Killingbeck, city manager, both by telephone and a notarized <text:span text:style-name="T9">NOTICE OF CONDITIONAL ACCEPTANCE / NOTICE OF DISCHARGE BY WAY OF SEEKING</text:span></text:p>
      <text:p text:style-name="P6"><text:span text:style-name="T9">CLARIFICATION / NOTICE OF NON PRESENTMENT</text:span> and she failed to respond. </text:p>
      <text:p text:style-name="P6"/>
      <text:p text:style-name="P6">I have still not been told or given any of the requested documents from my original notice which the city manager, Patricia Killingbeck, defaulted on by not responding. I have not and am not breaking and laws.</text:p>
      <text:p text:style-name="P6"/>
      <text:p text:style-name="P6">My chickens are not farm animals they are pets and also provide my family with food. The city ordinance is impeading my constitutionally protected right of liberty and should be void because it is unconstitutional. The city manager, Patricia Killingbeck, is trying to deny me my right to happiness by providing my family with food and the pride that goes along with it and the freedom to choose how I feed my family. <text:s/></text:p>
      <text:p text:style-name="P6"/>
      <text:p text:style-name="P10">As for the debris there is none and has never been any debris in my yard unless she is talking about my kids toys which include a toy box, play workbench, play washer dryer, play refrigerator, big trucks, among other toys. Does she also want to deny my children the right to play. Patricia Killingbeck, city manager, telling me what property I can and cannot have is a violation of my constitutional rights. I have had my chickens for awhile and they provide my family with food. I am not selling them or their eggs, they are for my family. They do not get out and go into others yards and bite them or their children like my neighbors dogs do. They also do not make any noise like my neighbors dogs do by barking day and night. <text:s/></text:p>
      <text:p text:style-name="P10"/>
      <text:p text:style-name="P10">I would hope that you could explain to your client that I will be seeking damages if this matter is not taken care of in a timely manor (10 days). I will also be filing a complaint with the federal court for violation of my civil rights. </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1" svg:font-family="Helvetica, serif"/>
    <style:font-face style:name="Mangal1" svg:font-family="Mangal"/>
    <style:font-face style:name="lucida grande" svg:font-family="'lucida grande', tahoma, verdana, arial, sans-serif"/>
    <style:font-face style:name="Helvetica" svg:font-family="Helvetica" style:font-family-generic="roman"/>
    <style:font-face style:name="Arial1" svg:font-family="Arial"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1T12:17:02.99</meta:creation-date>
    <dc:date>2013-07-01T21:03:13.79</dc:date>
    <meta:editing-duration>P2DT23H29M7S</meta:editing-duration>
    <meta:editing-cycles>8</meta:editing-cycles>
    <meta:generator>OpenOffice.org/3.4.1$Win32 OpenOffice.org_project/341m1$Build-9593</meta:generator>
    <meta:print-date>2013-06-03T09:55:00.41</meta:print-date>
    <meta:document-statistic meta:table-count="0" meta:image-count="0" meta:object-count="0" meta:page-count="1" meta:paragraph-count="8" meta:word-count="477" meta:character-count="2627"/>
  </office:meta>
</office:document-meta>
</file>